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utura Lt BT" svg:font-family="'Futura Lt B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utura Lt BT" officeooo:rsid="00076479" officeooo:paragraph-rsid="00076479"/>
    </style:style>
    <style:style style:name="P2" style:family="paragraph" style:parent-style-name="Standard">
      <style:text-properties style:font-name="Futura Lt BT" fo:font-size="36pt" officeooo:rsid="00076479" officeooo:paragraph-rsid="00076479" style:font-size-asian="36pt" style:font-size-complex="36pt"/>
    </style:style>
    <style:style style:name="P3" style:family="paragraph" style:parent-style-name="Standard">
      <style:text-properties style:font-name="Futura Lt BT" officeooo:rsid="0008e95d" officeooo:paragraph-rsid="0008e95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size="36pt" style:font-size-asian="36pt" style:font-size-complex="36pt"/>
    </style:style>
    <style:style style:name="P6" style:family="paragraph" style:parent-style-name="Standard">
      <style:text-properties officeooo:paragraph-rsid="00076479"/>
    </style:style>
    <style:style style:name="P7" style:family="paragraph" style:parent-style-name="Footnote">
      <style:text-properties fo:font-style="italic" officeooo:rsid="00076479" officeooo:paragraph-rsid="00076479" style:font-style-asian="italic" style:font-style-complex="italic"/>
    </style:style>
    <style:style style:name="T1" style:family="text">
      <style:text-properties officeooo:rsid="00076479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a61c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endix: <text:s/></text:p>
      <text:p text:style-name="P1"/>
      <text:p text:style-name="P2">DEALING WITH FEELINGS OF UNCERTAINTY <text:span text:style-name="T3">AMID EXPECTATIONS OF ENTITLEMENT</text:span></text:p>
      <text:p text:style-name="P5"><text:s/></text:p>
      <text:p text:style-name="P6"><text:span text:style-name="T1">from: </text:span><text:span text:style-name="T4">“Uncertainty, Anger, and Settler States of Feeling</text:span></text:p>
      <text:p text:style-name="P4"/>
      <text:p text:style-name="Standard">The people I interviewed who opposed land claims were angry and resentful that</text:p>
      <text:p text:style-name="Standard">they were forced to feel such uncertainty; they saw it as unexpected and unfair.</text:p>
      <text:p text:style-name="Standard">Many made arguments that the economic uncertainty brought on by Indigenous</text:p>
      <text:p text:style-name="Standard">land rights meant they could not carry out business and farming properly; they</text:p>
      <text:p text:style-name="Standard">could not plan or develop their businesses and their communities. They organized</text:p>
      <text:p text:style-name="Standard">protests, arguing that their cultures and communities were “at risk” (Mackey</text:p>
      <text:p text:style-name="Standard">2005 ). Many also spoke longingly of “before,” when they had been certain and</text:p>
      <text:p text:style-name="Standard">secure in their lives, land, and futures. The way they argued against land rights</text:p>
      <text:p text:style-name="Standard">suggested a feeling that never before had their faith in their secure ownership of </text:p>
      <text:p text:style-name="Standard">property, and their trust in the territorial integrity of nation, been betrayed in this</text:p>
      <text:p text:style-name="Standard">way. Uncertainty as a result of Indigenous land rights, I suggest, understandably</text:p>
      <text:p text:style-name="Standard">disrupts longstanding “settled expectations” of entitlement. States of anger about</text:p>
      <text:p text:style-name="Standard">uncertainty implicitly construct an opposite normative state of affairs in which</text:p>
      <text:p text:style-name="Standard">settlers and the settler nation-state did, or believed it did, have certain and settled</text:p>
      <text:p text:style-name="Standard">entitlement to the land taken from Indigenous peoples.</text:p>
      <text:p text:style-name="Standard"/>
      <text:p text:style-name="Standard">The passionate anger about uncertainty expressed by the non-Native people</text:p>
      <text:p text:style-name="Standard">I interviewed should not be surprising. It makes sense that if people feel their</text:p>
      <text:p text:style-name="Standard">property and their expectations of a particular life and future might be suddenly</text:p>
      <text:p text:style-name="Standard">and unexpectedly destroyed, they will feel endangered, uncertain, and angry. We</text:p>
      <text:p text:style-name="Standard">can imagine that generations of settlers have grown up with ubiquitous narratives</text:p>
      <text:p text:style-name="Standard">about how their families (and other families like theirs) have worked hard on the</text:p>
      <text:p text:style-name="Standard">land to build the nation. Such narratives have never before seemed to be at odds</text:p>
      <text:p text:style-name="Standard">with the national narrative or with the settled laws of the land. The people I spoke</text:p>
      <text:p text:style-name="Standard">to seemed to have been thrown into a state of vertigo. Their settled worlds seemed</text:p>
      <text:p text:style-name="Standard">upside down.”<text:note text:id="ftn0" text:note-class="footnote"><text:note-citation>1</text:note-citation><text:note-body><text:p text:style-name="P7"><text:span text:style-name="T2">“Unsettling Expectations</text:span> : <text:span text:style-name="T2">(Un)certainty, Settler States of Feeling, Law, and Decolonization”. <text:s/></text:span>Canadian Journal of Law and Society / Revue Canadienne Droit et Société<text:span text:style-name="T2"> , 2014, Volume 29, no. 2, pp. 235 – 252 . doi:10.1017/cls.2014.10</text:span></text:p></text:note-body></text:note></text:p>
      <text:p text:style-name="Standard"/>
      <text:p text:style-name="Standard"/>
      <text:p text:style-name="P3">Decolonization requires de-centering ideas that white people problems are the most important problems. They are not. While politicians in 2020 argue about the future of their delusions, <text:span text:style-name="T5">the repatriation of indigenous lands to indigenous peoples can be done and should be do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utura Lt BT" svg:font-family="'Futura Lt B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03:09:29.036225099</meta:creation-date>
    <dc:date>2020-02-12T03:44:01.535771720</dc:date>
    <meta:editing-duration>PT4M1S</meta:editing-duration>
    <meta:editing-cycles>3</meta:editing-cycles>
    <meta:generator>LibreOffice/6.1.6.3$Linux_X86_64 LibreOffice_project/10$Build-3</meta:generator>
    <meta:document-statistic meta:table-count="0" meta:image-count="0" meta:object-count="0" meta:page-count="1" meta:paragraph-count="31" meta:word-count="401" meta:character-count="2559" meta:non-whitespace-character-count="2182"/>
  </office:meta>
</office:document-meta>
</file>